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Default" office:value-type="string" calcext:value-type="string">
            <text:p>Masse (en Kg)</text:p>
          </table:table-cell>
          <table:table-cell table:style-name="Default" office:value-type="string" calcext:value-type="string">
            <text:p>Force (en lbf)</text:p>
          </table:table-cell>
          <table:table-cell table:style-name="Default" office:value-type="string" calcext:value-type="string">
            <text:p>Force (en N)</text:p>
          </table:table-cell>
          <table:table-cell table:style-name="Default" office:value-type="string" calcext:value-type="string">
            <text:p>Tension (en mV)</text:p>
          </table:table-cell>
          <table:table-cell office:value-type="string" calcext:value-type="string">
            <text:p>Usortie / (Uexcit * Flbf)</text:p>
          </table:table-cell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office:value-type="float" office:value="-5" calcext:value-type="float">
            <text:p>-5,00</text:p>
          </table:table-cell>
          <table:table-cell table:formula="of:=[.C3]/4.4482216152605" office:value-type="float" office:value="-11.0231131092439" calcext:value-type="float">
            <text:p>-11,02</text:p>
          </table:table-cell>
          <table:table-cell table:formula="of:=[.A3]*9.80665" office:value-type="float" office:value="-49.03325" calcext:value-type="float">
            <text:p>-49,03</text:p>
          </table:table-cell>
          <table:table-cell office:value-type="float" office:value="-14.9" calcext:value-type="float">
            <text:p>-14,90</text:p>
          </table:table-cell>
          <table:table-cell table:formula="of:=[.D3]/([.B13]*[.B3])" office:value-type="float" office:value="0.13517052626" calcext:value-type="float">
            <text:p>0,13517052626</text:p>
          </table:table-cell>
        </table:table-row>
        <table:table-row table:style-name="ro1">
          <table:table-cell office:value-type="float" office:value="-1.5" calcext:value-type="float">
            <text:p>-1,50</text:p>
          </table:table-cell>
          <table:table-cell table:formula="of:=[.C4]/4.4482216152605" office:value-type="float" office:value="-3.30693393277316" calcext:value-type="float">
            <text:p>-3,31</text:p>
          </table:table-cell>
          <table:table-cell table:formula="of:=[.A4]*9.80665" office:value-type="float" office:value="-14.709975" calcext:value-type="float">
            <text:p>-14,71</text:p>
          </table:table-cell>
          <table:table-cell office:value-type="float" office:value="-4.5" calcext:value-type="float">
            <text:p>-4,50</text:p>
          </table:table-cell>
          <table:table-cell table:formula="of:=[.D4]/([.B13]*[.B4])" office:value-type="float" office:value="0.136077711" calcext:value-type="float">
            <text:p>0,136077711</text:p>
          </table:table-cell>
        </table:table-row>
        <table:table-row table:style-name="ro1">
          <table:table-cell office:value-type="float" office:value="-1" calcext:value-type="float">
            <text:p>-1,00</text:p>
          </table:table-cell>
          <table:table-cell table:formula="of:=[.C5]/4.4482216152605" office:value-type="float" office:value="-2.20462262184878" calcext:value-type="float">
            <text:p>-2,20</text:p>
          </table:table-cell>
          <table:table-cell table:formula="of:=[.A5]*9.80665" office:value-type="float" office:value="-9.80665" calcext:value-type="float">
            <text:p>-9,81</text:p>
          </table:table-cell>
          <table:table-cell office:value-type="float" office:value="-3.1" calcext:value-type="float">
            <text:p>-3,10</text:p>
          </table:table-cell>
          <table:table-cell table:formula="of:=[.D5]/([.B13]*[.B5])" office:value-type="float" office:value="0.1406136347" calcext:value-type="float">
            <text:p>0,1406136347</text:p>
          </table:table-cell>
        </table:table-row>
        <table:table-row table:style-name="ro1">
          <table:table-cell office:value-type="float" office:value="-0.5" calcext:value-type="float">
            <text:p>-0,50</text:p>
          </table:table-cell>
          <table:table-cell table:formula="of:=[.C6]/4.4482216152605" office:value-type="float" office:value="-1.10231131092439" calcext:value-type="float">
            <text:p>-1,10</text:p>
          </table:table-cell>
          <table:table-cell table:formula="of:=[.A6]*9.80665" office:value-type="float" office:value="-4.903325" calcext:value-type="float">
            <text:p>-4,90</text:p>
          </table:table-cell>
          <table:table-cell office:value-type="float" office:value="-1.64" calcext:value-type="float">
            <text:p>-1,64</text:p>
          </table:table-cell>
          <table:table-cell table:formula="of:=[.D6]/([.B13]*[.B6])" office:value-type="float" office:value="0.14877829736" calcext:value-type="float">
            <text:p>0,14877829736</text:p>
          </table:table-cell>
        </table:table-row>
        <table:table-row table:style-name="ro1">
          <table:table-cell office:value-type="float" office:value="0" calcext:value-type="float">
            <text:p>0,00</text:p>
          </table:table-cell>
          <table:table-cell table:formula="of:=[.C7]/4.4482216152605" office:value-type="float" office:value="0" calcext:value-type="float">
            <text:p>0,00</text:p>
          </table:table-cell>
          <table:table-cell table:formula="of:=[.A7]*9.80665" office:value-type="float" office:value="0" calcext:value-type="float">
            <text:p>0,00</text:p>
          </table:table-cell>
          <table:table-cell office:value-type="float" office:value="-0.17" calcext:value-type="float">
            <text:p>-0,17</text:p>
          </table:table-cell>
          <table:table-cell table:formula="of:=[.D7]/([.B13]*[.B7])" office:value-type="string" office:string-value="" calcext:value-type="error">
            <text:p>#DIV/0 !</text:p>
          </table:table-cell>
        </table:table-row>
        <table:table-row table:style-name="ro1">
          <table:table-cell office:value-type="float" office:value="0.5" calcext:value-type="float">
            <text:p>0,50</text:p>
          </table:table-cell>
          <table:table-cell table:formula="of:=[.C8]/4.4482216152605" office:value-type="float" office:value="1.10231131092439" calcext:value-type="float">
            <text:p>1,10</text:p>
          </table:table-cell>
          <table:table-cell table:formula="of:=[.A8]*9.80665" office:value-type="float" office:value="4.903325" calcext:value-type="float">
            <text:p>4,90</text:p>
          </table:table-cell>
          <table:table-cell office:value-type="float" office:value="1.373" calcext:value-type="float">
            <text:p>1,37</text:p>
          </table:table-cell>
          <table:table-cell table:formula="of:=[.D8]/([.B13]*[.B8])" office:value-type="float" office:value="0.124556464802" calcext:value-type="float">
            <text:p>0,124556464802</text:p>
          </table:table-cell>
        </table:table-row>
        <table:table-row table:style-name="ro1">
          <table:table-cell office:value-type="float" office:value="1" calcext:value-type="float">
            <text:p>1,00</text:p>
          </table:table-cell>
          <table:table-cell table:formula="of:=[.C9]/4.4482216152605" office:value-type="float" office:value="2.20462262184878" calcext:value-type="float">
            <text:p>2,20</text:p>
          </table:table-cell>
          <table:table-cell table:formula="of:=[.A9]*9.80665" office:value-type="float" office:value="9.80665" calcext:value-type="float">
            <text:p>9,81</text:p>
          </table:table-cell>
          <table:table-cell office:value-type="float" office:value="2.84" calcext:value-type="float">
            <text:p>2,84</text:p>
          </table:table-cell>
          <table:table-cell table:formula="of:=[.D9]/([.B13]*[.B9])" office:value-type="float" office:value="0.12882023308" calcext:value-type="float">
            <text:p>0,12882023308</text:p>
          </table:table-cell>
        </table:table-row>
        <table:table-row table:style-name="ro1">
          <table:table-cell office:value-type="float" office:value="1.5" calcext:value-type="float">
            <text:p>1,50</text:p>
          </table:table-cell>
          <table:table-cell table:formula="of:=[.C10]/4.4482216152605" office:value-type="float" office:value="3.30693393277316" calcext:value-type="float">
            <text:p>3,31</text:p>
          </table:table-cell>
          <table:table-cell table:formula="of:=[.A10]*9.80665" office:value-type="float" office:value="14.709975" calcext:value-type="float">
            <text:p>14,71</text:p>
          </table:table-cell>
          <table:table-cell office:value-type="float" office:value="4.32" calcext:value-type="float">
            <text:p>4,32</text:p>
          </table:table-cell>
          <table:table-cell table:formula="of:=[.D10]/([.B13]*[.B10])" office:value-type="float" office:value="0.13063460256" calcext:value-type="float">
            <text:p>0,13063460256</text:p>
          </table:table-cell>
        </table:table-row>
        <table:table-row table:style-name="ro1">
          <table:table-cell office:value-type="float" office:value="5" calcext:value-type="float">
            <text:p>5,00</text:p>
          </table:table-cell>
          <table:table-cell table:formula="of:=[.C11]/4.4482216152605" office:value-type="float" office:value="11.0231131092439" calcext:value-type="float">
            <text:p>11,02</text:p>
          </table:table-cell>
          <table:table-cell table:formula="of:=[.A11]*9.80665" office:value-type="float" office:value="49.03325" calcext:value-type="float">
            <text:p>49,03</text:p>
          </table:table-cell>
          <table:table-cell office:value-type="float" office:value="14.6" calcext:value-type="float">
            <text:p>14,60</text:p>
          </table:table-cell>
          <table:table-cell table:formula="of:=[.D11]/([.B13]*[.B11])" office:value-type="float" office:value="0.13244897204" calcext:value-type="float">
            <text:p>0,13244897204</text:p>
          </table:table-cell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Tension_Excit.</text:p>
          </table:table-cell>
          <table:table-cell table:style-name="ce3" office:value-type="float" office:value="10" calcext:value-type="float">
            <text:p>10,00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apacité Max</text:p>
          </table:table-cell>
          <table:table-cell table:style-name="ce3" office:value-type="float" office:value="25" calcext:value-type="float">
            <text:p>25,00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12-04T14:08:02.787916572</meta:creation-date>
    <dc:date>2020-12-04T14:46:38.524845975</dc:date>
    <meta:editing-duration>PT5M43S</meta:editing-duration>
    <meta:editing-cycles>2</meta:editing-cycles>
    <meta:generator>LibreOffice/6.3.5.2$Linux_X86_64 LibreOffice_project/30$Build-2</meta:generator>
    <meta:document-statistic meta:table-count="1" meta:cell-count="54" meta:object-count="0"/>
  </office:meta>
</office:document-meta>
</file>